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n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Jan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bru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bru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bru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ebruar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r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r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ri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pri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Apri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pri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August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eptem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ept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cto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cto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Octo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vemb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Nov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v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da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turday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Decembe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nd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cemb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rsday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ecemb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5:52:41.599000000</meta:creation-date>
    <dc:date>2017-05-12T19:32:11.651000000</dc:date>
    <meta:editing-duration>PT2H47M56S</meta:editing-duration>
    <meta:editing-cycles>2</meta:editing-cycles>
    <meta:generator>LibreOffice/5.1.1.3$Windows_x86 LibreOffice_project/89f508ef3ecebd2cfb8e1def0f0ba9a803b88a6d</meta:generator>
    <meta:document-statistic meta:table-count="1" meta:cell-count="2555" meta:object-count="0"/>
  </office:meta>
</office:document-meta>
</file>